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55mm"/>
    </style:style>
    <style:style style:name="co3" style:family="table-column">
      <style:table-column-properties fo:break-before="auto" style:column-width="68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table:formula="of:=[.C8]-65279" office:value-type="float" office:value="98" calcext:value-type="float">
            <text:p>98</text:p>
          </table:table-cell>
          <table:table-cell office:value-type="float" office:value="65377" calcext:value-type="float">
            <text:p>65377</text:p>
          </table:table-cell>
          <table:table-cell office:value-type="string" calcext:value-type="string">
            <text:p>｡</text:p>
          </table:table-cell>
          <table:table-cell table:formula="of:=[.F8]-65279" office:value-type="float" office:value="99" calcext:value-type="float">
            <text:p>99</text:p>
          </table:table-cell>
          <table:table-cell office:value-type="float" office:value="65378" calcext:value-type="float">
            <text:p>65378</text:p>
          </table:table-cell>
          <table:table-cell office:value-type="string" calcext:value-type="string">
            <text:p>｢</text:p>
          </table:table-cell>
          <table:table-cell table:formula="of:=[.I8]-65279" office:value-type="float" office:value="100" calcext:value-type="float">
            <text:p>100</text:p>
          </table:table-cell>
          <table:table-cell office:value-type="float" office:value="65379" calcext:value-type="float">
            <text:p>65379</text:p>
          </table:table-cell>
          <table:table-cell office:value-type="string" calcext:value-type="string">
            <text:p>｣</text:p>
          </table:table-cell>
          <table:table-cell table:formula="of:=[.L8]-65279" office:value-type="float" office:value="101" calcext:value-type="float">
            <text:p>101</text:p>
          </table:table-cell>
          <table:table-cell office:value-type="float" office:value="65380" calcext:value-type="float">
            <text:p>65380</text:p>
          </table:table-cell>
          <table:table-cell office:value-type="string" calcext:value-type="string">
            <text:p>､</text:p>
          </table:table-cell>
          <table:table-cell table:formula="of:=[.O8]-65279" office:value-type="float" office:value="102" calcext:value-type="float">
            <text:p>102</text:p>
          </table:table-cell>
          <table:table-cell office:value-type="float" office:value="65381" calcext:value-type="float">
            <text:p>65381</text:p>
          </table:table-cell>
          <table:table-cell office:value-type="string" calcext:value-type="string">
            <text:p>･</text:p>
          </table:table-cell>
          <table:table-cell table:formula="of:=[.R8]-65279" office:value-type="float" office:value="103" calcext:value-type="float">
            <text:p>103</text:p>
          </table:table-cell>
          <table:table-cell office:value-type="float" office:value="65382" calcext:value-type="float">
            <text:p>65382</text:p>
          </table:table-cell>
          <table:table-cell office:value-type="string" calcext:value-type="string">
            <text:p>ｦ</text:p>
          </table:table-cell>
          <table:table-cell table:formula="of:=[.U8]-65279" office:value-type="float" office:value="104" calcext:value-type="float">
            <text:p>104</text:p>
          </table:table-cell>
          <table:table-cell office:value-type="float" office:value="65383" calcext:value-type="float">
            <text:p>65383</text:p>
          </table:table-cell>
          <table:table-cell office:value-type="string" calcext:value-type="string">
            <text:p>ｧ</text:p>
          </table:table-cell>
          <table:table-cell table:number-columns-repeated="3"/>
        </table:table-row>
        <table:table-row table:style-name="ro1">
          <table:table-cell/>
          <table:table-cell table:formula="of:=[.C9]-65279" office:value-type="float" office:value="105" calcext:value-type="float">
            <text:p>105</text:p>
          </table:table-cell>
          <table:table-cell office:value-type="float" office:value="65384" calcext:value-type="float">
            <text:p>65384</text:p>
          </table:table-cell>
          <table:table-cell office:value-type="string" calcext:value-type="string">
            <text:p>ｨ</text:p>
          </table:table-cell>
          <table:table-cell table:formula="of:=[.F9]-65279" office:value-type="float" office:value="106" calcext:value-type="float">
            <text:p>106</text:p>
          </table:table-cell>
          <table:table-cell office:value-type="float" office:value="65385" calcext:value-type="float">
            <text:p>65385</text:p>
          </table:table-cell>
          <table:table-cell office:value-type="string" calcext:value-type="string">
            <text:p>ｩ</text:p>
          </table:table-cell>
          <table:table-cell table:formula="of:=[.I9]-65279" office:value-type="float" office:value="107" calcext:value-type="float">
            <text:p>107</text:p>
          </table:table-cell>
          <table:table-cell office:value-type="float" office:value="65386" calcext:value-type="float">
            <text:p>65386</text:p>
          </table:table-cell>
          <table:table-cell office:value-type="string" calcext:value-type="string">
            <text:p>ｪ</text:p>
          </table:table-cell>
          <table:table-cell table:formula="of:=[.L9]-65279" office:value-type="float" office:value="108" calcext:value-type="float">
            <text:p>108</text:p>
          </table:table-cell>
          <table:table-cell office:value-type="float" office:value="65387" calcext:value-type="float">
            <text:p>65387</text:p>
          </table:table-cell>
          <table:table-cell office:value-type="string" calcext:value-type="string">
            <text:p>ｫ</text:p>
          </table:table-cell>
          <table:table-cell table:formula="of:=[.O9]-65279" office:value-type="float" office:value="109" calcext:value-type="float">
            <text:p>109</text:p>
          </table:table-cell>
          <table:table-cell office:value-type="float" office:value="65388" calcext:value-type="float">
            <text:p>65388</text:p>
          </table:table-cell>
          <table:table-cell office:value-type="string" calcext:value-type="string">
            <text:p>ｬ</text:p>
          </table:table-cell>
          <table:table-cell table:formula="of:=[.R9]-65279" office:value-type="float" office:value="110" calcext:value-type="float">
            <text:p>110</text:p>
          </table:table-cell>
          <table:table-cell office:value-type="float" office:value="65389" calcext:value-type="float">
            <text:p>65389</text:p>
          </table:table-cell>
          <table:table-cell office:value-type="string" calcext:value-type="string">
            <text:p>ｭ</text:p>
          </table:table-cell>
          <table:table-cell table:formula="of:=[.U9]-65279" office:value-type="float" office:value="111" calcext:value-type="float">
            <text:p>111</text:p>
          </table:table-cell>
          <table:table-cell office:value-type="float" office:value="65390" calcext:value-type="float">
            <text:p>65390</text:p>
          </table:table-cell>
          <table:table-cell office:value-type="string" calcext:value-type="string">
            <text:p>ｮ</text:p>
          </table:table-cell>
          <table:table-cell table:formula="of:=[.X9]-65279" office:value-type="float" office:value="112" calcext:value-type="float">
            <text:p>112</text:p>
          </table:table-cell>
          <table:table-cell office:value-type="float" office:value="65391" calcext:value-type="float">
            <text:p>65391</text:p>
          </table:table-cell>
          <table:table-cell office:value-type="string" calcext:value-type="string">
            <text:p>ｯ</text:p>
          </table:table-cell>
        </table:table-row>
        <table:table-row table:style-name="ro1">
          <table:table-cell/>
          <table:table-cell table:formula="of:=[.C10]-65279" office:value-type="float" office:value="113" calcext:value-type="float">
            <text:p>113</text:p>
          </table:table-cell>
          <table:table-cell office:value-type="float" office:value="65392" calcext:value-type="float">
            <text:p>65392</text:p>
          </table:table-cell>
          <table:table-cell office:value-type="string" calcext:value-type="string">
            <text:p>ｰ</text:p>
          </table:table-cell>
          <table:table-cell table:formula="of:=[.F10]-65279" office:value-type="float" office:value="114" calcext:value-type="float">
            <text:p>114</text:p>
          </table:table-cell>
          <table:table-cell office:value-type="float" office:value="65393" calcext:value-type="float">
            <text:p>65393</text:p>
          </table:table-cell>
          <table:table-cell office:value-type="string" calcext:value-type="string">
            <text:p>ｱ</text:p>
          </table:table-cell>
          <table:table-cell table:formula="of:=[.I10]-65279" office:value-type="float" office:value="115" calcext:value-type="float">
            <text:p>115</text:p>
          </table:table-cell>
          <table:table-cell office:value-type="float" office:value="65394" calcext:value-type="float">
            <text:p>65394</text:p>
          </table:table-cell>
          <table:table-cell office:value-type="string" calcext:value-type="string">
            <text:p>ｲ</text:p>
          </table:table-cell>
          <table:table-cell table:formula="of:=[.L10]-65279" office:value-type="float" office:value="116" calcext:value-type="float">
            <text:p>116</text:p>
          </table:table-cell>
          <table:table-cell office:value-type="float" office:value="65395" calcext:value-type="float">
            <text:p>65395</text:p>
          </table:table-cell>
          <table:table-cell office:value-type="string" calcext:value-type="string">
            <text:p>ｳ</text:p>
          </table:table-cell>
          <table:table-cell table:formula="of:=[.O10]-65279" office:value-type="float" office:value="117" calcext:value-type="float">
            <text:p>117</text:p>
          </table:table-cell>
          <table:table-cell office:value-type="float" office:value="65396" calcext:value-type="float">
            <text:p>65396</text:p>
          </table:table-cell>
          <table:table-cell office:value-type="string" calcext:value-type="string">
            <text:p>ｴ</text:p>
          </table:table-cell>
          <table:table-cell table:formula="of:=[.R10]-65279" office:value-type="float" office:value="118" calcext:value-type="float">
            <text:p>118</text:p>
          </table:table-cell>
          <table:table-cell office:value-type="float" office:value="65397" calcext:value-type="float">
            <text:p>65397</text:p>
          </table:table-cell>
          <table:table-cell office:value-type="string" calcext:value-type="string">
            <text:p>ｵ</text:p>
          </table:table-cell>
          <table:table-cell table:formula="of:=[.U10]-65279" office:value-type="float" office:value="119" calcext:value-type="float">
            <text:p>119</text:p>
          </table:table-cell>
          <table:table-cell office:value-type="float" office:value="65398" calcext:value-type="float">
            <text:p>65398</text:p>
          </table:table-cell>
          <table:table-cell office:value-type="string" calcext:value-type="string">
            <text:p>ｶ</text:p>
          </table:table-cell>
          <table:table-cell table:formula="of:=[.X10]-65279" office:value-type="float" office:value="120" calcext:value-type="float">
            <text:p>120</text:p>
          </table:table-cell>
          <table:table-cell office:value-type="float" office:value="65399" calcext:value-type="float">
            <text:p>65399</text:p>
          </table:table-cell>
          <table:table-cell office:value-type="string" calcext:value-type="string">
            <text:p>ｷ</text:p>
          </table:table-cell>
        </table:table-row>
        <table:table-row table:style-name="ro1">
          <table:table-cell/>
          <table:table-cell table:formula="of:=[.C11]-65279" office:value-type="float" office:value="121" calcext:value-type="float">
            <text:p>121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ｸ</text:p>
          </table:table-cell>
          <table:table-cell table:formula="of:=[.F11]-65279" office:value-type="float" office:value="122" calcext:value-type="float">
            <text:p>122</text:p>
          </table:table-cell>
          <table:table-cell office:value-type="float" office:value="65401" calcext:value-type="float">
            <text:p>65401</text:p>
          </table:table-cell>
          <table:table-cell office:value-type="string" calcext:value-type="string">
            <text:p>ｹ</text:p>
          </table:table-cell>
          <table:table-cell table:formula="of:=[.I11]-65279" office:value-type="float" office:value="123" calcext:value-type="float">
            <text:p>123</text:p>
          </table:table-cell>
          <table:table-cell office:value-type="float" office:value="65402" calcext:value-type="float">
            <text:p>65402</text:p>
          </table:table-cell>
          <table:table-cell office:value-type="string" calcext:value-type="string">
            <text:p>ｺ</text:p>
          </table:table-cell>
          <table:table-cell table:formula="of:=[.L11]-65279" office:value-type="float" office:value="124" calcext:value-type="float">
            <text:p>124</text:p>
          </table:table-cell>
          <table:table-cell office:value-type="float" office:value="65403" calcext:value-type="float">
            <text:p>65403</text:p>
          </table:table-cell>
          <table:table-cell office:value-type="string" calcext:value-type="string">
            <text:p>ｻ</text:p>
          </table:table-cell>
          <table:table-cell table:formula="of:=[.O11]-65279" office:value-type="float" office:value="125" calcext:value-type="float">
            <text:p>125</text:p>
          </table:table-cell>
          <table:table-cell office:value-type="float" office:value="65404" calcext:value-type="float">
            <text:p>65404</text:p>
          </table:table-cell>
          <table:table-cell office:value-type="string" calcext:value-type="string">
            <text:p>ｼ</text:p>
          </table:table-cell>
          <table:table-cell table:formula="of:=[.R11]-65279" office:value-type="float" office:value="126" calcext:value-type="float">
            <text:p>126</text:p>
          </table:table-cell>
          <table:table-cell office:value-type="float" office:value="65405" calcext:value-type="float">
            <text:p>65405</text:p>
          </table:table-cell>
          <table:table-cell office:value-type="string" calcext:value-type="string">
            <text:p>ｽ</text:p>
          </table:table-cell>
          <table:table-cell table:formula="of:=[.U11]-65279" office:value-type="float" office:value="127" calcext:value-type="float">
            <text:p>127</text:p>
          </table:table-cell>
          <table:table-cell office:value-type="float" office:value="65406" calcext:value-type="float">
            <text:p>65406</text:p>
          </table:table-cell>
          <table:table-cell office:value-type="string" calcext:value-type="string">
            <text:p>ｾ</text:p>
          </table:table-cell>
          <table:table-cell table:formula="of:=[.X11]-65279" office:value-type="float" office:value="128" calcext:value-type="float">
            <text:p>128</text:p>
          </table:table-cell>
          <table:table-cell office:value-type="float" office:value="65407" calcext:value-type="float">
            <text:p>65407</text:p>
          </table:table-cell>
          <table:table-cell office:value-type="string" calcext:value-type="string">
            <text:p>ｿ</text:p>
          </table:table-cell>
        </table:table-row>
        <table:table-row table:style-name="ro1">
          <table:table-cell/>
          <table:table-cell table:formula="of:=[.C12]-65279" office:value-type="float" office:value="129" calcext:value-type="float">
            <text:p>129</text:p>
          </table:table-cell>
          <table:table-cell office:value-type="float" office:value="65408" calcext:value-type="float">
            <text:p>65408</text:p>
          </table:table-cell>
          <table:table-cell office:value-type="string" calcext:value-type="string">
            <text:p>ﾀ</text:p>
          </table:table-cell>
          <table:table-cell table:formula="of:=[.F12]-65279" office:value-type="float" office:value="130" calcext:value-type="float">
            <text:p>130</text:p>
          </table:table-cell>
          <table:table-cell office:value-type="float" office:value="65409" calcext:value-type="float">
            <text:p>65409</text:p>
          </table:table-cell>
          <table:table-cell office:value-type="string" calcext:value-type="string">
            <text:p>ﾁ</text:p>
          </table:table-cell>
          <table:table-cell table:formula="of:=[.I12]-65279" office:value-type="float" office:value="131" calcext:value-type="float">
            <text:p>131</text:p>
          </table:table-cell>
          <table:table-cell office:value-type="float" office:value="65410" calcext:value-type="float">
            <text:p>65410</text:p>
          </table:table-cell>
          <table:table-cell office:value-type="string" calcext:value-type="string">
            <text:p>ﾂ</text:p>
          </table:table-cell>
          <table:table-cell table:formula="of:=[.L12]-65279" office:value-type="float" office:value="132" calcext:value-type="float">
            <text:p>132</text:p>
          </table:table-cell>
          <table:table-cell office:value-type="float" office:value="65411" calcext:value-type="float">
            <text:p>65411</text:p>
          </table:table-cell>
          <table:table-cell office:value-type="string" calcext:value-type="string">
            <text:p>ﾃ</text:p>
          </table:table-cell>
          <table:table-cell table:formula="of:=[.O12]-65279" office:value-type="float" office:value="133" calcext:value-type="float">
            <text:p>133</text:p>
          </table:table-cell>
          <table:table-cell office:value-type="float" office:value="65412" calcext:value-type="float">
            <text:p>65412</text:p>
          </table:table-cell>
          <table:table-cell office:value-type="string" calcext:value-type="string">
            <text:p>ﾄ</text:p>
          </table:table-cell>
          <table:table-cell table:formula="of:=[.R12]-65279" office:value-type="float" office:value="134" calcext:value-type="float">
            <text:p>134</text:p>
          </table:table-cell>
          <table:table-cell office:value-type="float" office:value="65413" calcext:value-type="float">
            <text:p>65413</text:p>
          </table:table-cell>
          <table:table-cell office:value-type="string" calcext:value-type="string">
            <text:p>ﾅ</text:p>
          </table:table-cell>
          <table:table-cell table:formula="of:=[.U12]-65279" office:value-type="float" office:value="135" calcext:value-type="float">
            <text:p>135</text:p>
          </table:table-cell>
          <table:table-cell office:value-type="float" office:value="65414" calcext:value-type="float">
            <text:p>65414</text:p>
          </table:table-cell>
          <table:table-cell office:value-type="string" calcext:value-type="string">
            <text:p>ﾆ</text:p>
          </table:table-cell>
          <table:table-cell table:formula="of:=[.X12]-65279" office:value-type="float" office:value="136" calcext:value-type="float">
            <text:p>136</text:p>
          </table:table-cell>
          <table:table-cell office:value-type="float" office:value="65415" calcext:value-type="float">
            <text:p>65415</text:p>
          </table:table-cell>
          <table:table-cell office:value-type="string" calcext:value-type="string">
            <text:p>ﾇ</text:p>
          </table:table-cell>
        </table:table-row>
        <table:table-row table:style-name="ro1">
          <table:table-cell/>
          <table:table-cell table:formula="of:=[.C13]-65279" office:value-type="float" office:value="137" calcext:value-type="float">
            <text:p>137</text:p>
          </table:table-cell>
          <table:table-cell office:value-type="float" office:value="65416" calcext:value-type="float">
            <text:p>65416</text:p>
          </table:table-cell>
          <table:table-cell office:value-type="string" calcext:value-type="string">
            <text:p>ﾈ</text:p>
          </table:table-cell>
          <table:table-cell table:formula="of:=[.F13]-65279" office:value-type="float" office:value="138" calcext:value-type="float">
            <text:p>138</text:p>
          </table:table-cell>
          <table:table-cell office:value-type="float" office:value="65417" calcext:value-type="float">
            <text:p>65417</text:p>
          </table:table-cell>
          <table:table-cell office:value-type="string" calcext:value-type="string">
            <text:p>ﾉ</text:p>
          </table:table-cell>
          <table:table-cell table:formula="of:=[.I13]-65279" office:value-type="float" office:value="139" calcext:value-type="float">
            <text:p>139</text:p>
          </table:table-cell>
          <table:table-cell office:value-type="float" office:value="65418" calcext:value-type="float">
            <text:p>65418</text:p>
          </table:table-cell>
          <table:table-cell office:value-type="string" calcext:value-type="string">
            <text:p>ﾊ</text:p>
          </table:table-cell>
          <table:table-cell table:formula="of:=[.L13]-65279" office:value-type="float" office:value="140" calcext:value-type="float">
            <text:p>140</text:p>
          </table:table-cell>
          <table:table-cell office:value-type="float" office:value="65419" calcext:value-type="float">
            <text:p>65419</text:p>
          </table:table-cell>
          <table:table-cell office:value-type="string" calcext:value-type="string">
            <text:p>ﾋ</text:p>
          </table:table-cell>
          <table:table-cell table:formula="of:=[.O13]-65279" office:value-type="float" office:value="141" calcext:value-type="float">
            <text:p>141</text:p>
          </table:table-cell>
          <table:table-cell office:value-type="float" office:value="65420" calcext:value-type="float">
            <text:p>65420</text:p>
          </table:table-cell>
          <table:table-cell office:value-type="string" calcext:value-type="string">
            <text:p>ﾌ</text:p>
          </table:table-cell>
          <table:table-cell table:formula="of:=[.R13]-65279" office:value-type="float" office:value="142" calcext:value-type="float">
            <text:p>142</text:p>
          </table:table-cell>
          <table:table-cell office:value-type="float" office:value="65421" calcext:value-type="float">
            <text:p>65421</text:p>
          </table:table-cell>
          <table:table-cell office:value-type="string" calcext:value-type="string">
            <text:p>ﾍ</text:p>
          </table:table-cell>
          <table:table-cell table:formula="of:=[.U13]-65279" office:value-type="float" office:value="143" calcext:value-type="float">
            <text:p>143</text:p>
          </table:table-cell>
          <table:table-cell office:value-type="float" office:value="65422" calcext:value-type="float">
            <text:p>65422</text:p>
          </table:table-cell>
          <table:table-cell office:value-type="string" calcext:value-type="string">
            <text:p>ﾎ</text:p>
          </table:table-cell>
          <table:table-cell table:formula="of:=[.X13]-65279" office:value-type="float" office:value="144" calcext:value-type="float">
            <text:p>144</text:p>
          </table:table-cell>
          <table:table-cell office:value-type="float" office:value="65423" calcext:value-type="float">
            <text:p>65423</text:p>
          </table:table-cell>
          <table:table-cell office:value-type="string" calcext:value-type="string">
            <text:p>ﾏ</text:p>
          </table:table-cell>
        </table:table-row>
        <table:table-row table:style-name="ro1">
          <table:table-cell/>
          <table:table-cell table:formula="of:=[.C14]-65279" office:value-type="float" office:value="145" calcext:value-type="float">
            <text:p>145</text:p>
          </table:table-cell>
          <table:table-cell office:value-type="float" office:value="65424" calcext:value-type="float">
            <text:p>65424</text:p>
          </table:table-cell>
          <table:table-cell office:value-type="string" calcext:value-type="string">
            <text:p>ﾐ</text:p>
          </table:table-cell>
          <table:table-cell table:formula="of:=[.F14]-65279" office:value-type="float" office:value="146" calcext:value-type="float">
            <text:p>146</text:p>
          </table:table-cell>
          <table:table-cell office:value-type="float" office:value="65425" calcext:value-type="float">
            <text:p>65425</text:p>
          </table:table-cell>
          <table:table-cell office:value-type="string" calcext:value-type="string">
            <text:p>ﾑ</text:p>
          </table:table-cell>
          <table:table-cell table:formula="of:=[.I14]-65279" office:value-type="float" office:value="147" calcext:value-type="float">
            <text:p>147</text:p>
          </table:table-cell>
          <table:table-cell office:value-type="float" office:value="65426" calcext:value-type="float">
            <text:p>65426</text:p>
          </table:table-cell>
          <table:table-cell office:value-type="string" calcext:value-type="string">
            <text:p>ﾒ</text:p>
          </table:table-cell>
          <table:table-cell table:formula="of:=[.L14]-65279" office:value-type="float" office:value="148" calcext:value-type="float">
            <text:p>148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ﾓ</text:p>
          </table:table-cell>
          <table:table-cell table:formula="of:=[.O14]-65279" office:value-type="float" office:value="149" calcext:value-type="float">
            <text:p>149</text:p>
          </table:table-cell>
          <table:table-cell office:value-type="float" office:value="65428" calcext:value-type="float">
            <text:p>65428</text:p>
          </table:table-cell>
          <table:table-cell office:value-type="string" calcext:value-type="string">
            <text:p>ﾔ</text:p>
          </table:table-cell>
          <table:table-cell table:formula="of:=[.R14]-65279" office:value-type="float" office:value="150" calcext:value-type="float">
            <text:p>150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ﾕ</text:p>
          </table:table-cell>
          <table:table-cell table:formula="of:=[.U14]-65279" office:value-type="float" office:value="151" calcext:value-type="float">
            <text:p>151</text:p>
          </table:table-cell>
          <table:table-cell office:value-type="float" office:value="65430" calcext:value-type="float">
            <text:p>65430</text:p>
          </table:table-cell>
          <table:table-cell office:value-type="string" calcext:value-type="string">
            <text:p>ﾖ</text:p>
          </table:table-cell>
          <table:table-cell table:formula="of:=[.X14]-65279" office:value-type="float" office:value="152" calcext:value-type="float">
            <text:p>152</text:p>
          </table:table-cell>
          <table:table-cell office:value-type="float" office:value="65431" calcext:value-type="float">
            <text:p>65431</text:p>
          </table:table-cell>
          <table:table-cell office:value-type="string" calcext:value-type="string">
            <text:p>ﾗ</text:p>
          </table:table-cell>
        </table:table-row>
        <table:table-row table:style-name="ro1">
          <table:table-cell/>
          <table:table-cell table:formula="of:=[.C15]-65279" office:value-type="float" office:value="153" calcext:value-type="float">
            <text:p>153</text:p>
          </table:table-cell>
          <table:table-cell office:value-type="float" office:value="65432" calcext:value-type="float">
            <text:p>65432</text:p>
          </table:table-cell>
          <table:table-cell office:value-type="string" calcext:value-type="string">
            <text:p>ﾘ</text:p>
          </table:table-cell>
          <table:table-cell table:formula="of:=[.F15]-65279" office:value-type="float" office:value="154" calcext:value-type="float">
            <text:p>154</text:p>
          </table:table-cell>
          <table:table-cell office:value-type="float" office:value="65433" calcext:value-type="float">
            <text:p>65433</text:p>
          </table:table-cell>
          <table:table-cell office:value-type="string" calcext:value-type="string">
            <text:p>ﾙ</text:p>
          </table:table-cell>
          <table:table-cell table:formula="of:=[.I15]-65279" office:value-type="float" office:value="155" calcext:value-type="float">
            <text:p>155</text:p>
          </table:table-cell>
          <table:table-cell office:value-type="float" office:value="65434" calcext:value-type="float">
            <text:p>65434</text:p>
          </table:table-cell>
          <table:table-cell office:value-type="string" calcext:value-type="string">
            <text:p>ﾚ</text:p>
          </table:table-cell>
          <table:table-cell table:formula="of:=[.L15]-65279" office:value-type="float" office:value="156" calcext:value-type="float">
            <text:p>156</text:p>
          </table:table-cell>
          <table:table-cell office:value-type="float" office:value="65435" calcext:value-type="float">
            <text:p>65435</text:p>
          </table:table-cell>
          <table:table-cell office:value-type="string" calcext:value-type="string">
            <text:p>ﾛ</text:p>
          </table:table-cell>
          <table:table-cell table:formula="of:=[.O15]-65279" office:value-type="float" office:value="157" calcext:value-type="float">
            <text:p>157</text:p>
          </table:table-cell>
          <table:table-cell office:value-type="float" office:value="65436" calcext:value-type="float">
            <text:p>65436</text:p>
          </table:table-cell>
          <table:table-cell office:value-type="string" calcext:value-type="string">
            <text:p>ﾜ</text:p>
          </table:table-cell>
          <table:table-cell table:formula="of:=[.R15]-65279" office:value-type="float" office:value="158" calcext:value-type="float">
            <text:p>158</text:p>
          </table:table-cell>
          <table:table-cell office:value-type="float" office:value="65437" calcext:value-type="float">
            <text:p>65437</text:p>
          </table:table-cell>
          <table:table-cell office:value-type="string" calcext:value-type="string">
            <text:p>ﾝ</text:p>
          </table:table-cell>
          <table:table-cell table:formula="of:=[.U15]-65279" office:value-type="float" office:value="159" calcext:value-type="float">
            <text:p>159</text:p>
          </table:table-cell>
          <table:table-cell office:value-type="float" office:value="65438" calcext:value-type="float">
            <text:p>65438</text:p>
          </table:table-cell>
          <table:table-cell office:value-type="string" calcext:value-type="string">
            <text:p>ﾞ</text:p>
          </table:table-cell>
          <table:table-cell table:formula="of:=[.X15]-65279" office:value-type="float" office:value="160" calcext:value-type="float">
            <text:p>160</text:p>
          </table:table-cell>
          <table:table-cell office:value-type="float" office:value="65439" calcext:value-type="float">
            <text:p>65439</text:p>
          </table:table-cell>
          <table:table-cell office:value-type="string" calcext:value-type="string">
            <text:p>ﾟ</text:p>
          </table:table-cell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65377" calcext:value-type="float">
            <text:p>65377</text:p>
          </table:table-cell>
          <table:table-cell office:value-type="string" calcext:value-type="string">
            <text:p>｡</text:p>
          </table:table-cell>
          <table:table-cell office:value-type="float" office:value="99" calcext:value-type="float">
            <text:p>99</text:p>
          </table:table-cell>
          <table:table-cell office:value-type="float" office:value="65378" calcext:value-type="float">
            <text:p>65378</text:p>
          </table:table-cell>
          <table:table-cell office:value-type="string" calcext:value-type="string">
            <text:p>｢</text:p>
          </table:table-cell>
          <table:table-cell office:value-type="float" office:value="100" calcext:value-type="float">
            <text:p>100</text:p>
          </table:table-cell>
          <table:table-cell office:value-type="float" office:value="65379" calcext:value-type="float">
            <text:p>65379</text:p>
          </table:table-cell>
          <table:table-cell office:value-type="string" calcext:value-type="string">
            <text:p>｣</text:p>
          </table:table-cell>
          <table:table-cell office:value-type="float" office:value="101" calcext:value-type="float">
            <text:p>101</text:p>
          </table:table-cell>
          <table:table-cell office:value-type="float" office:value="65380" calcext:value-type="float">
            <text:p>65380</text:p>
          </table:table-cell>
          <table:table-cell office:value-type="string" calcext:value-type="string">
            <text:p>､</text:p>
          </table:table-cell>
          <table:table-cell office:value-type="float" office:value="102" calcext:value-type="float">
            <text:p>102</text:p>
          </table:table-cell>
          <table:table-cell office:value-type="float" office:value="65381" calcext:value-type="float">
            <text:p>65381</text:p>
          </table:table-cell>
          <table:table-cell office:value-type="string" calcext:value-type="string">
            <text:p>･</text:p>
          </table:table-cell>
          <table:table-cell office:value-type="float" office:value="103" calcext:value-type="float">
            <text:p>103</text:p>
          </table:table-cell>
          <table:table-cell office:value-type="float" office:value="65382" calcext:value-type="float">
            <text:p>65382</text:p>
          </table:table-cell>
          <table:table-cell office:value-type="string" calcext:value-type="string">
            <text:p>ｦ</text:p>
          </table:table-cell>
          <table:table-cell office:value-type="float" office:value="104" calcext:value-type="float">
            <text:p>104</text:p>
          </table:table-cell>
          <table:table-cell office:value-type="float" office:value="65383" calcext:value-type="float">
            <text:p>65383</text:p>
          </table:table-cell>
          <table:table-cell office:value-type="string" calcext:value-type="string">
            <text:p>ｧ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5384" calcext:value-type="float">
            <text:p>65384</text:p>
          </table:table-cell>
          <table:table-cell office:value-type="string" calcext:value-type="string">
            <text:p>ｨ</text:p>
          </table:table-cell>
          <table:table-cell office:value-type="float" office:value="106" calcext:value-type="float">
            <text:p>106</text:p>
          </table:table-cell>
          <table:table-cell office:value-type="float" office:value="65385" calcext:value-type="float">
            <text:p>65385</text:p>
          </table:table-cell>
          <table:table-cell office:value-type="string" calcext:value-type="string">
            <text:p>ｩ</text:p>
          </table:table-cell>
          <table:table-cell office:value-type="float" office:value="107" calcext:value-type="float">
            <text:p>107</text:p>
          </table:table-cell>
          <table:table-cell office:value-type="float" office:value="65386" calcext:value-type="float">
            <text:p>65386</text:p>
          </table:table-cell>
          <table:table-cell office:value-type="string" calcext:value-type="string">
            <text:p>ｪ</text:p>
          </table:table-cell>
          <table:table-cell office:value-type="float" office:value="108" calcext:value-type="float">
            <text:p>108</text:p>
          </table:table-cell>
          <table:table-cell office:value-type="float" office:value="65387" calcext:value-type="float">
            <text:p>65387</text:p>
          </table:table-cell>
          <table:table-cell office:value-type="string" calcext:value-type="string">
            <text:p>ｫ</text:p>
          </table:table-cell>
          <table:table-cell office:value-type="float" office:value="109" calcext:value-type="float">
            <text:p>109</text:p>
          </table:table-cell>
          <table:table-cell office:value-type="float" office:value="65388" calcext:value-type="float">
            <text:p>65388</text:p>
          </table:table-cell>
          <table:table-cell office:value-type="string" calcext:value-type="string">
            <text:p>ｬ</text:p>
          </table:table-cell>
          <table:table-cell office:value-type="float" office:value="110" calcext:value-type="float">
            <text:p>110</text:p>
          </table:table-cell>
          <table:table-cell office:value-type="float" office:value="65389" calcext:value-type="float">
            <text:p>65389</text:p>
          </table:table-cell>
          <table:table-cell office:value-type="string" calcext:value-type="string">
            <text:p>ｭ</text:p>
          </table:table-cell>
          <table:table-cell office:value-type="float" office:value="111" calcext:value-type="float">
            <text:p>111</text:p>
          </table:table-cell>
          <table:table-cell office:value-type="float" office:value="65390" calcext:value-type="float">
            <text:p>65390</text:p>
          </table:table-cell>
          <table:table-cell office:value-type="string" calcext:value-type="string">
            <text:p>ｮ</text:p>
          </table:table-cell>
          <table:table-cell office:value-type="float" office:value="112" calcext:value-type="float">
            <text:p>112</text:p>
          </table:table-cell>
          <table:table-cell office:value-type="float" office:value="65391" calcext:value-type="float">
            <text:p>65391</text:p>
          </table:table-cell>
          <table:table-cell office:value-type="string" calcext:value-type="string">
            <text:p>ｯ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65392" calcext:value-type="float">
            <text:p>65392</text:p>
          </table:table-cell>
          <table:table-cell office:value-type="string" calcext:value-type="string">
            <text:p>ｰ</text:p>
          </table:table-cell>
          <table:table-cell office:value-type="float" office:value="114" calcext:value-type="float">
            <text:p>114</text:p>
          </table:table-cell>
          <table:table-cell office:value-type="float" office:value="65393" calcext:value-type="float">
            <text:p>65393</text:p>
          </table:table-cell>
          <table:table-cell office:value-type="string" calcext:value-type="string">
            <text:p>ｱ</text:p>
          </table:table-cell>
          <table:table-cell office:value-type="float" office:value="115" calcext:value-type="float">
            <text:p>115</text:p>
          </table:table-cell>
          <table:table-cell office:value-type="float" office:value="65394" calcext:value-type="float">
            <text:p>65394</text:p>
          </table:table-cell>
          <table:table-cell office:value-type="string" calcext:value-type="string">
            <text:p>ｲ</text:p>
          </table:table-cell>
          <table:table-cell office:value-type="float" office:value="116" calcext:value-type="float">
            <text:p>116</text:p>
          </table:table-cell>
          <table:table-cell office:value-type="float" office:value="65395" calcext:value-type="float">
            <text:p>65395</text:p>
          </table:table-cell>
          <table:table-cell office:value-type="string" calcext:value-type="string">
            <text:p>ｳ</text:p>
          </table:table-cell>
          <table:table-cell office:value-type="float" office:value="117" calcext:value-type="float">
            <text:p>117</text:p>
          </table:table-cell>
          <table:table-cell office:value-type="float" office:value="65396" calcext:value-type="float">
            <text:p>65396</text:p>
          </table:table-cell>
          <table:table-cell office:value-type="string" calcext:value-type="string">
            <text:p>ｴ</text:p>
          </table:table-cell>
          <table:table-cell office:value-type="float" office:value="118" calcext:value-type="float">
            <text:p>118</text:p>
          </table:table-cell>
          <table:table-cell office:value-type="float" office:value="65397" calcext:value-type="float">
            <text:p>65397</text:p>
          </table:table-cell>
          <table:table-cell office:value-type="string" calcext:value-type="string">
            <text:p>ｵ</text:p>
          </table:table-cell>
          <table:table-cell office:value-type="float" office:value="119" calcext:value-type="float">
            <text:p>119</text:p>
          </table:table-cell>
          <table:table-cell office:value-type="float" office:value="65398" calcext:value-type="float">
            <text:p>65398</text:p>
          </table:table-cell>
          <table:table-cell office:value-type="string" calcext:value-type="string">
            <text:p>ｶ</text:p>
          </table:table-cell>
          <table:table-cell office:value-type="float" office:value="113" calcext:value-type="float">
            <text:p>113</text:p>
          </table:table-cell>
          <table:table-cell office:value-type="float" office:value="65399" calcext:value-type="float">
            <text:p>65399</text:p>
          </table:table-cell>
          <table:table-cell office:value-type="string" calcext:value-type="string">
            <text:p>ｷ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65400" calcext:value-type="float">
            <text:p>65400</text:p>
          </table:table-cell>
          <table:table-cell office:value-type="string" calcext:value-type="string">
            <text:p>ｸ</text:p>
          </table:table-cell>
          <table:table-cell office:value-type="float" office:value="122" calcext:value-type="float">
            <text:p>122</text:p>
          </table:table-cell>
          <table:table-cell office:value-type="float" office:value="65401" calcext:value-type="float">
            <text:p>65401</text:p>
          </table:table-cell>
          <table:table-cell office:value-type="string" calcext:value-type="string">
            <text:p>ｹ</text:p>
          </table:table-cell>
          <table:table-cell office:value-type="float" office:value="123" calcext:value-type="float">
            <text:p>123</text:p>
          </table:table-cell>
          <table:table-cell office:value-type="float" office:value="65402" calcext:value-type="float">
            <text:p>65402</text:p>
          </table:table-cell>
          <table:table-cell office:value-type="string" calcext:value-type="string">
            <text:p>ｺ</text:p>
          </table:table-cell>
          <table:table-cell office:value-type="float" office:value="124" calcext:value-type="float">
            <text:p>124</text:p>
          </table:table-cell>
          <table:table-cell office:value-type="float" office:value="65403" calcext:value-type="float">
            <text:p>65403</text:p>
          </table:table-cell>
          <table:table-cell office:value-type="string" calcext:value-type="string">
            <text:p>ｻ</text:p>
          </table:table-cell>
          <table:table-cell office:value-type="float" office:value="125" calcext:value-type="float">
            <text:p>125</text:p>
          </table:table-cell>
          <table:table-cell office:value-type="float" office:value="65404" calcext:value-type="float">
            <text:p>65404</text:p>
          </table:table-cell>
          <table:table-cell office:value-type="string" calcext:value-type="string">
            <text:p>ｼ</text:p>
          </table:table-cell>
          <table:table-cell office:value-type="float" office:value="126" calcext:value-type="float">
            <text:p>126</text:p>
          </table:table-cell>
          <table:table-cell office:value-type="float" office:value="65405" calcext:value-type="float">
            <text:p>65405</text:p>
          </table:table-cell>
          <table:table-cell office:value-type="string" calcext:value-type="string">
            <text:p>ｽ</text:p>
          </table:table-cell>
          <table:table-cell office:value-type="float" office:value="127" calcext:value-type="float">
            <text:p>127</text:p>
          </table:table-cell>
          <table:table-cell office:value-type="float" office:value="65406" calcext:value-type="float">
            <text:p>65406</text:p>
          </table:table-cell>
          <table:table-cell office:value-type="string" calcext:value-type="string">
            <text:p>ｾ</text:p>
          </table:table-cell>
          <table:table-cell office:value-type="float" office:value="114" calcext:value-type="float">
            <text:p>114</text:p>
          </table:table-cell>
          <table:table-cell office:value-type="float" office:value="65407" calcext:value-type="float">
            <text:p>65407</text:p>
          </table:table-cell>
          <table:table-cell office:value-type="string" calcext:value-type="string">
            <text:p>ｿ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65408" calcext:value-type="float">
            <text:p>65408</text:p>
          </table:table-cell>
          <table:table-cell office:value-type="string" calcext:value-type="string">
            <text:p>ﾀ</text:p>
          </table:table-cell>
          <table:table-cell office:value-type="float" office:value="130" calcext:value-type="float">
            <text:p>130</text:p>
          </table:table-cell>
          <table:table-cell office:value-type="float" office:value="65409" calcext:value-type="float">
            <text:p>65409</text:p>
          </table:table-cell>
          <table:table-cell office:value-type="string" calcext:value-type="string">
            <text:p>ﾁ</text:p>
          </table:table-cell>
          <table:table-cell office:value-type="float" office:value="131" calcext:value-type="float">
            <text:p>131</text:p>
          </table:table-cell>
          <table:table-cell office:value-type="float" office:value="65410" calcext:value-type="float">
            <text:p>65410</text:p>
          </table:table-cell>
          <table:table-cell office:value-type="string" calcext:value-type="string">
            <text:p>ﾂ</text:p>
          </table:table-cell>
          <table:table-cell office:value-type="float" office:value="132" calcext:value-type="float">
            <text:p>132</text:p>
          </table:table-cell>
          <table:table-cell office:value-type="float" office:value="65411" calcext:value-type="float">
            <text:p>65411</text:p>
          </table:table-cell>
          <table:table-cell office:value-type="string" calcext:value-type="string">
            <text:p>ﾃ</text:p>
          </table:table-cell>
          <table:table-cell office:value-type="float" office:value="133" calcext:value-type="float">
            <text:p>133</text:p>
          </table:table-cell>
          <table:table-cell office:value-type="float" office:value="65412" calcext:value-type="float">
            <text:p>65412</text:p>
          </table:table-cell>
          <table:table-cell office:value-type="string" calcext:value-type="string">
            <text:p>ﾄ</text:p>
          </table:table-cell>
          <table:table-cell office:value-type="float" office:value="134" calcext:value-type="float">
            <text:p>134</text:p>
          </table:table-cell>
          <table:table-cell office:value-type="float" office:value="65413" calcext:value-type="float">
            <text:p>65413</text:p>
          </table:table-cell>
          <table:table-cell office:value-type="string" calcext:value-type="string">
            <text:p>ﾅ</text:p>
          </table:table-cell>
          <table:table-cell office:value-type="float" office:value="135" calcext:value-type="float">
            <text:p>135</text:p>
          </table:table-cell>
          <table:table-cell office:value-type="float" office:value="65414" calcext:value-type="float">
            <text:p>65414</text:p>
          </table:table-cell>
          <table:table-cell office:value-type="string" calcext:value-type="string">
            <text:p>ﾆ</text:p>
          </table:table-cell>
          <table:table-cell office:value-type="float" office:value="115" calcext:value-type="float">
            <text:p>115</text:p>
          </table:table-cell>
          <table:table-cell office:value-type="float" office:value="65415" calcext:value-type="float">
            <text:p>65415</text:p>
          </table:table-cell>
          <table:table-cell office:value-type="string" calcext:value-type="string">
            <text:p>ﾇ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65416" calcext:value-type="float">
            <text:p>65416</text:p>
          </table:table-cell>
          <table:table-cell office:value-type="string" calcext:value-type="string">
            <text:p>ﾈ</text:p>
          </table:table-cell>
          <table:table-cell office:value-type="float" office:value="138" calcext:value-type="float">
            <text:p>138</text:p>
          </table:table-cell>
          <table:table-cell office:value-type="float" office:value="65417" calcext:value-type="float">
            <text:p>65417</text:p>
          </table:table-cell>
          <table:table-cell office:value-type="string" calcext:value-type="string">
            <text:p>ﾉ</text:p>
          </table:table-cell>
          <table:table-cell office:value-type="float" office:value="139" calcext:value-type="float">
            <text:p>139</text:p>
          </table:table-cell>
          <table:table-cell office:value-type="float" office:value="65418" calcext:value-type="float">
            <text:p>65418</text:p>
          </table:table-cell>
          <table:table-cell office:value-type="string" calcext:value-type="string">
            <text:p>ﾊ</text:p>
          </table:table-cell>
          <table:table-cell office:value-type="float" office:value="140" calcext:value-type="float">
            <text:p>140</text:p>
          </table:table-cell>
          <table:table-cell office:value-type="float" office:value="65419" calcext:value-type="float">
            <text:p>65419</text:p>
          </table:table-cell>
          <table:table-cell office:value-type="string" calcext:value-type="string">
            <text:p>ﾋ</text:p>
          </table:table-cell>
          <table:table-cell office:value-type="float" office:value="141" calcext:value-type="float">
            <text:p>141</text:p>
          </table:table-cell>
          <table:table-cell office:value-type="float" office:value="65420" calcext:value-type="float">
            <text:p>65420</text:p>
          </table:table-cell>
          <table:table-cell office:value-type="string" calcext:value-type="string">
            <text:p>ﾌ</text:p>
          </table:table-cell>
          <table:table-cell office:value-type="float" office:value="142" calcext:value-type="float">
            <text:p>142</text:p>
          </table:table-cell>
          <table:table-cell office:value-type="float" office:value="65421" calcext:value-type="float">
            <text:p>65421</text:p>
          </table:table-cell>
          <table:table-cell office:value-type="string" calcext:value-type="string">
            <text:p>ﾍ</text:p>
          </table:table-cell>
          <table:table-cell office:value-type="float" office:value="143" calcext:value-type="float">
            <text:p>143</text:p>
          </table:table-cell>
          <table:table-cell office:value-type="float" office:value="65422" calcext:value-type="float">
            <text:p>65422</text:p>
          </table:table-cell>
          <table:table-cell office:value-type="string" calcext:value-type="string">
            <text:p>ﾎ</text:p>
          </table:table-cell>
          <table:table-cell office:value-type="float" office:value="116" calcext:value-type="float">
            <text:p>116</text:p>
          </table:table-cell>
          <table:table-cell office:value-type="float" office:value="65423" calcext:value-type="float">
            <text:p>65423</text:p>
          </table:table-cell>
          <table:table-cell office:value-type="string" calcext:value-type="string">
            <text:p>ﾏ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5424" calcext:value-type="float">
            <text:p>65424</text:p>
          </table:table-cell>
          <table:table-cell office:value-type="string" calcext:value-type="string">
            <text:p>ﾐ</text:p>
          </table:table-cell>
          <table:table-cell office:value-type="float" office:value="146" calcext:value-type="float">
            <text:p>146</text:p>
          </table:table-cell>
          <table:table-cell office:value-type="float" office:value="65425" calcext:value-type="float">
            <text:p>65425</text:p>
          </table:table-cell>
          <table:table-cell office:value-type="string" calcext:value-type="string">
            <text:p>ﾑ</text:p>
          </table:table-cell>
          <table:table-cell office:value-type="float" office:value="147" calcext:value-type="float">
            <text:p>147</text:p>
          </table:table-cell>
          <table:table-cell office:value-type="float" office:value="65426" calcext:value-type="float">
            <text:p>65426</text:p>
          </table:table-cell>
          <table:table-cell office:value-type="string" calcext:value-type="string">
            <text:p>ﾒ</text:p>
          </table:table-cell>
          <table:table-cell office:value-type="float" office:value="148" calcext:value-type="float">
            <text:p>148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ﾓ</text:p>
          </table:table-cell>
          <table:table-cell office:value-type="float" office:value="149" calcext:value-type="float">
            <text:p>149</text:p>
          </table:table-cell>
          <table:table-cell office:value-type="float" office:value="65428" calcext:value-type="float">
            <text:p>65428</text:p>
          </table:table-cell>
          <table:table-cell office:value-type="string" calcext:value-type="string">
            <text:p>ﾔ</text:p>
          </table:table-cell>
          <table:table-cell office:value-type="float" office:value="150" calcext:value-type="float">
            <text:p>150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ﾕ</text:p>
          </table:table-cell>
          <table:table-cell office:value-type="float" office:value="151" calcext:value-type="float">
            <text:p>151</text:p>
          </table:table-cell>
          <table:table-cell office:value-type="float" office:value="65430" calcext:value-type="float">
            <text:p>65430</text:p>
          </table:table-cell>
          <table:table-cell office:value-type="string" calcext:value-type="string">
            <text:p>ﾖ</text:p>
          </table:table-cell>
          <table:table-cell office:value-type="float" office:value="117" calcext:value-type="float">
            <text:p>117</text:p>
          </table:table-cell>
          <table:table-cell office:value-type="float" office:value="65431" calcext:value-type="float">
            <text:p>65431</text:p>
          </table:table-cell>
          <table:table-cell office:value-type="string" calcext:value-type="string">
            <text:p>ﾗ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65432" calcext:value-type="float">
            <text:p>65432</text:p>
          </table:table-cell>
          <table:table-cell office:value-type="string" calcext:value-type="string">
            <text:p>ﾘ</text:p>
          </table:table-cell>
          <table:table-cell office:value-type="float" office:value="154" calcext:value-type="float">
            <text:p>154</text:p>
          </table:table-cell>
          <table:table-cell office:value-type="float" office:value="65433" calcext:value-type="float">
            <text:p>65433</text:p>
          </table:table-cell>
          <table:table-cell office:value-type="string" calcext:value-type="string">
            <text:p>ﾙ</text:p>
          </table:table-cell>
          <table:table-cell office:value-type="float" office:value="155" calcext:value-type="float">
            <text:p>155</text:p>
          </table:table-cell>
          <table:table-cell office:value-type="float" office:value="65434" calcext:value-type="float">
            <text:p>65434</text:p>
          </table:table-cell>
          <table:table-cell office:value-type="string" calcext:value-type="string">
            <text:p>ﾚ</text:p>
          </table:table-cell>
          <table:table-cell office:value-type="float" office:value="156" calcext:value-type="float">
            <text:p>156</text:p>
          </table:table-cell>
          <table:table-cell office:value-type="float" office:value="65435" calcext:value-type="float">
            <text:p>65435</text:p>
          </table:table-cell>
          <table:table-cell office:value-type="string" calcext:value-type="string">
            <text:p>ﾛ</text:p>
          </table:table-cell>
          <table:table-cell office:value-type="float" office:value="157" calcext:value-type="float">
            <text:p>157</text:p>
          </table:table-cell>
          <table:table-cell office:value-type="float" office:value="65436" calcext:value-type="float">
            <text:p>65436</text:p>
          </table:table-cell>
          <table:table-cell office:value-type="string" calcext:value-type="string">
            <text:p>ﾜ</text:p>
          </table:table-cell>
          <table:table-cell office:value-type="float" office:value="158" calcext:value-type="float">
            <text:p>158</text:p>
          </table:table-cell>
          <table:table-cell office:value-type="float" office:value="65437" calcext:value-type="float">
            <text:p>65437</text:p>
          </table:table-cell>
          <table:table-cell office:value-type="string" calcext:value-type="string">
            <text:p>ﾝ</text:p>
          </table:table-cell>
          <table:table-cell office:value-type="float" office:value="159" calcext:value-type="float">
            <text:p>159</text:p>
          </table:table-cell>
          <table:table-cell office:value-type="float" office:value="65438" calcext:value-type="float">
            <text:p>65438</text:p>
          </table:table-cell>
          <table:table-cell office:value-type="string" calcext:value-type="string">
            <text:p>ﾞ</text:p>
          </table:table-cell>
          <table:table-cell office:value-type="float" office:value="118" calcext:value-type="float">
            <text:p>118</text:p>
          </table:table-cell>
          <table:table-cell office:value-type="float" office:value="65439" calcext:value-type="float">
            <text:p>65439</text:p>
          </table:table-cell>
          <table:table-cell office:value-type="string" calcext:value-type="string">
            <text:p>ﾟ</text:p>
          </table:table-cell>
        </table:table-row>
        <table:table-row table:style-name="ro1" table:number-rows-repeated="60"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｡</text:p>
          </table:table-cell>
          <table:table-cell table:formula="of:=CONCATENATE(&quot;|CNV-V1|convert|&quot;;[.B91];&quot;|&quot;;[.A91];&quot;,&quot;)" office:value-type="string" office:string-value="|CNV-V1|convert|｡|98," calcext:value-type="string">
            <text:p>|CNV-V1|convert|｡|98,</text:p>
          </table:table-cell>
          <table:table-cell table:number-columns-repeated="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ｨ</text:p>
          </table:table-cell>
          <table:table-cell table:formula="of:=CONCATENATE(&quot;|CNV-V1|convert|&quot;;[.B92];&quot;|&quot;;[.A92];&quot;,&quot;)" office:value-type="string" office:string-value="|CNV-V1|convert|ｨ|105," calcext:value-type="string">
            <text:p>|CNV-V1|convert|ｨ|105,</text:p>
          </table:table-cell>
          <table:table-cell table:number-columns-repeated="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ｰ</text:p>
          </table:table-cell>
          <table:table-cell table:formula="of:=CONCATENATE(&quot;|CNV-V1|convert|&quot;;[.B93];&quot;|&quot;;[.A93];&quot;,&quot;)" office:value-type="string" office:string-value="|CNV-V1|convert|ｰ|113," calcext:value-type="string">
            <text:p>|CNV-V1|convert|ｰ|113,</text:p>
          </table:table-cell>
          <table:table-cell table:number-columns-repeated="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ｸ</text:p>
          </table:table-cell>
          <table:table-cell table:formula="of:=CONCATENATE(&quot;|CNV-V1|convert|&quot;;[.B94];&quot;|&quot;;[.A94];&quot;,&quot;)" office:value-type="string" office:string-value="|CNV-V1|convert|ｸ|121," calcext:value-type="string">
            <text:p>|CNV-V1|convert|ｸ|121,</text:p>
          </table:table-cell>
          <table:table-cell table:number-columns-repeated="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ﾀ</text:p>
          </table:table-cell>
          <table:table-cell table:formula="of:=CONCATENATE(&quot;|CNV-V1|convert|&quot;;[.B95];&quot;|&quot;;[.A95];&quot;,&quot;)" office:value-type="string" office:string-value="|CNV-V1|convert|ﾀ|129," calcext:value-type="string">
            <text:p>|CNV-V1|convert|ﾀ|129,</text:p>
          </table:table-cell>
          <table:table-cell table:number-columns-repeated="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ﾈ</text:p>
          </table:table-cell>
          <table:table-cell table:formula="of:=CONCATENATE(&quot;|CNV-V1|convert|&quot;;[.B96];&quot;|&quot;;[.A96];&quot;,&quot;)" office:value-type="string" office:string-value="|CNV-V1|convert|ﾈ|137," calcext:value-type="string">
            <text:p>|CNV-V1|convert|ﾈ|137,</text:p>
          </table:table-cell>
          <table:table-cell table:number-columns-repeated="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ﾐ</text:p>
          </table:table-cell>
          <table:table-cell table:formula="of:=CONCATENATE(&quot;|CNV-V1|convert|&quot;;[.B97];&quot;|&quot;;[.A97];&quot;,&quot;)" office:value-type="string" office:string-value="|CNV-V1|convert|ﾐ|145," calcext:value-type="string">
            <text:p>|CNV-V1|convert|ﾐ|145,</text:p>
          </table:table-cell>
          <table:table-cell table:number-columns-repeated="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ﾘ</text:p>
          </table:table-cell>
          <table:table-cell table:formula="of:=CONCATENATE(&quot;|CNV-V1|convert|&quot;;[.B98];&quot;|&quot;;[.A98];&quot;,&quot;)" office:value-type="string" office:string-value="|CNV-V1|convert|ﾘ|153," calcext:value-type="string">
            <text:p>|CNV-V1|convert|ﾘ|153,</text:p>
          </table:table-cell>
          <table:table-cell table:number-columns-repeated="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｢</text:p>
          </table:table-cell>
          <table:table-cell table:formula="of:=CONCATENATE(&quot;|CNV-V1|convert|&quot;;[.B99];&quot;|&quot;;[.A99];&quot;,&quot;)" office:value-type="string" office:string-value="|CNV-V1|convert|｢|99," calcext:value-type="string">
            <text:p>|CNV-V1|convert|｢|99,</text:p>
          </table:table-cell>
          <table:table-cell table:number-columns-repeated="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ｩ</text:p>
          </table:table-cell>
          <table:table-cell table:formula="of:=CONCATENATE(&quot;|CNV-V1|convert|&quot;;[.B100];&quot;|&quot;;[.A100];&quot;,&quot;)" office:value-type="string" office:string-value="|CNV-V1|convert|ｩ|106," calcext:value-type="string">
            <text:p>|CNV-V1|convert|ｩ|106,</text:p>
          </table:table-cell>
          <table:table-cell table:number-columns-repeated="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ｱ</text:p>
          </table:table-cell>
          <table:table-cell table:formula="of:=CONCATENATE(&quot;|CNV-V1|convert|&quot;;[.B101];&quot;|&quot;;[.A101];&quot;,&quot;)" office:value-type="string" office:string-value="|CNV-V1|convert|ｱ|114," calcext:value-type="string">
            <text:p>|CNV-V1|convert|ｱ|114,</text:p>
          </table:table-cell>
          <table:table-cell table:number-columns-repeated="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ｹ</text:p>
          </table:table-cell>
          <table:table-cell table:formula="of:=CONCATENATE(&quot;|CNV-V1|convert|&quot;;[.B102];&quot;|&quot;;[.A102];&quot;,&quot;)" office:value-type="string" office:string-value="|CNV-V1|convert|ｹ|122," calcext:value-type="string">
            <text:p>|CNV-V1|convert|ｹ|122,</text:p>
          </table:table-cell>
          <table:table-cell table:number-columns-repeated="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ﾁ</text:p>
          </table:table-cell>
          <table:table-cell table:formula="of:=CONCATENATE(&quot;|CNV-V1|convert|&quot;;[.B103];&quot;|&quot;;[.A103];&quot;,&quot;)" office:value-type="string" office:string-value="|CNV-V1|convert|ﾁ|130," calcext:value-type="string">
            <text:p>|CNV-V1|convert|ﾁ|130,</text:p>
          </table:table-cell>
          <table:table-cell table:number-columns-repeated="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ﾉ</text:p>
          </table:table-cell>
          <table:table-cell table:formula="of:=CONCATENATE(&quot;|CNV-V1|convert|&quot;;[.B104];&quot;|&quot;;[.A104];&quot;,&quot;)" office:value-type="string" office:string-value="|CNV-V1|convert|ﾉ|138," calcext:value-type="string">
            <text:p>|CNV-V1|convert|ﾉ|138,</text:p>
          </table:table-cell>
          <table:table-cell table:number-columns-repeated="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ﾑ</text:p>
          </table:table-cell>
          <table:table-cell table:formula="of:=CONCATENATE(&quot;|CNV-V1|convert|&quot;;[.B105];&quot;|&quot;;[.A105];&quot;,&quot;)" office:value-type="string" office:string-value="|CNV-V1|convert|ﾑ|146," calcext:value-type="string">
            <text:p>|CNV-V1|convert|ﾑ|146,</text:p>
          </table:table-cell>
          <table:table-cell table:number-columns-repeated="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ﾙ</text:p>
          </table:table-cell>
          <table:table-cell table:formula="of:=CONCATENATE(&quot;|CNV-V1|convert|&quot;;[.B106];&quot;|&quot;;[.A106];&quot;,&quot;)" office:value-type="string" office:string-value="|CNV-V1|convert|ﾙ|154," calcext:value-type="string">
            <text:p>|CNV-V1|convert|ﾙ|154,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｣</text:p>
          </table:table-cell>
          <table:table-cell table:formula="of:=CONCATENATE(&quot;|CNV-V1|convert|&quot;;[.B107];&quot;|&quot;;[.A107];&quot;,&quot;)" office:value-type="string" office:string-value="|CNV-V1|convert|｣|100," calcext:value-type="string">
            <text:p>|CNV-V1|convert|｣|100,</text:p>
          </table:table-cell>
          <table:table-cell table:number-columns-repeated="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ｪ</text:p>
          </table:table-cell>
          <table:table-cell table:formula="of:=CONCATENATE(&quot;|CNV-V1|convert|&quot;;[.B108];&quot;|&quot;;[.A108];&quot;,&quot;)" office:value-type="string" office:string-value="|CNV-V1|convert|ｪ|107," calcext:value-type="string">
            <text:p>|CNV-V1|convert|ｪ|107,</text:p>
          </table:table-cell>
          <table:table-cell table:number-columns-repeated="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ｲ</text:p>
          </table:table-cell>
          <table:table-cell table:formula="of:=CONCATENATE(&quot;|CNV-V1|convert|&quot;;[.B109];&quot;|&quot;;[.A109];&quot;,&quot;)" office:value-type="string" office:string-value="|CNV-V1|convert|ｲ|115," calcext:value-type="string">
            <text:p>|CNV-V1|convert|ｲ|115,</text:p>
          </table:table-cell>
          <table:table-cell table:number-columns-repeated="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ｺ</text:p>
          </table:table-cell>
          <table:table-cell table:formula="of:=CONCATENATE(&quot;|CNV-V1|convert|&quot;;[.B110];&quot;|&quot;;[.A110];&quot;,&quot;)" office:value-type="string" office:string-value="|CNV-V1|convert|ｺ|123," calcext:value-type="string">
            <text:p>|CNV-V1|convert|ｺ|123,</text:p>
          </table:table-cell>
          <table:table-cell table:number-columns-repeated="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ﾂ</text:p>
          </table:table-cell>
          <table:table-cell table:formula="of:=CONCATENATE(&quot;|CNV-V1|convert|&quot;;[.B111];&quot;|&quot;;[.A111];&quot;,&quot;)" office:value-type="string" office:string-value="|CNV-V1|convert|ﾂ|131," calcext:value-type="string">
            <text:p>|CNV-V1|convert|ﾂ|131,</text:p>
          </table:table-cell>
          <table:table-cell table:number-columns-repeated="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ﾊ</text:p>
          </table:table-cell>
          <table:table-cell table:formula="of:=CONCATENATE(&quot;|CNV-V1|convert|&quot;;[.B112];&quot;|&quot;;[.A112];&quot;,&quot;)" office:value-type="string" office:string-value="|CNV-V1|convert|ﾊ|139," calcext:value-type="string">
            <text:p>|CNV-V1|convert|ﾊ|139,</text:p>
          </table:table-cell>
          <table:table-cell table:number-columns-repeated="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ﾒ</text:p>
          </table:table-cell>
          <table:table-cell table:formula="of:=CONCATENATE(&quot;|CNV-V1|convert|&quot;;[.B113];&quot;|&quot;;[.A113];&quot;,&quot;)" office:value-type="string" office:string-value="|CNV-V1|convert|ﾒ|147," calcext:value-type="string">
            <text:p>|CNV-V1|convert|ﾒ|147,</text:p>
          </table:table-cell>
          <table:table-cell table:number-columns-repeated="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ﾚ</text:p>
          </table:table-cell>
          <table:table-cell table:formula="of:=CONCATENATE(&quot;|CNV-V1|convert|&quot;;[.B114];&quot;|&quot;;[.A114];&quot;,&quot;)" office:value-type="string" office:string-value="|CNV-V1|convert|ﾚ|155," calcext:value-type="string">
            <text:p>|CNV-V1|convert|ﾚ|155,</text:p>
          </table:table-cell>
          <table:table-cell table:number-columns-repeated="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､</text:p>
          </table:table-cell>
          <table:table-cell table:formula="of:=CONCATENATE(&quot;|CNV-V1|convert|&quot;;[.B115];&quot;|&quot;;[.A115];&quot;,&quot;)" office:value-type="string" office:string-value="|CNV-V1|convert|､|101," calcext:value-type="string">
            <text:p>|CNV-V1|convert|､|101,</text:p>
          </table:table-cell>
          <table:table-cell table:number-columns-repeated="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ｫ</text:p>
          </table:table-cell>
          <table:table-cell table:formula="of:=CONCATENATE(&quot;|CNV-V1|convert|&quot;;[.B116];&quot;|&quot;;[.A116];&quot;,&quot;)" office:value-type="string" office:string-value="|CNV-V1|convert|ｫ|108," calcext:value-type="string">
            <text:p>|CNV-V1|convert|ｫ|108,</text:p>
          </table:table-cell>
          <table:table-cell table:number-columns-repeated="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ｳ</text:p>
          </table:table-cell>
          <table:table-cell table:formula="of:=CONCATENATE(&quot;|CNV-V1|convert|&quot;;[.B117];&quot;|&quot;;[.A117];&quot;,&quot;)" office:value-type="string" office:string-value="|CNV-V1|convert|ｳ|116," calcext:value-type="string">
            <text:p>|CNV-V1|convert|ｳ|116,</text:p>
          </table:table-cell>
          <table:table-cell table:number-columns-repeated="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ｻ</text:p>
          </table:table-cell>
          <table:table-cell table:formula="of:=CONCATENATE(&quot;|CNV-V1|convert|&quot;;[.B118];&quot;|&quot;;[.A118];&quot;,&quot;)" office:value-type="string" office:string-value="|CNV-V1|convert|ｻ|124," calcext:value-type="string">
            <text:p>|CNV-V1|convert|ｻ|124,</text:p>
          </table:table-cell>
          <table:table-cell table:number-columns-repeated="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ﾃ</text:p>
          </table:table-cell>
          <table:table-cell table:formula="of:=CONCATENATE(&quot;|CNV-V1|convert|&quot;;[.B119];&quot;|&quot;;[.A119];&quot;,&quot;)" office:value-type="string" office:string-value="|CNV-V1|convert|ﾃ|132," calcext:value-type="string">
            <text:p>|CNV-V1|convert|ﾃ|132,</text:p>
          </table:table-cell>
          <table:table-cell table:number-columns-repeated="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ﾋ</text:p>
          </table:table-cell>
          <table:table-cell table:formula="of:=CONCATENATE(&quot;|CNV-V1|convert|&quot;;[.B120];&quot;|&quot;;[.A120];&quot;,&quot;)" office:value-type="string" office:string-value="|CNV-V1|convert|ﾋ|140," calcext:value-type="string">
            <text:p>|CNV-V1|convert|ﾋ|140,</text:p>
          </table:table-cell>
          <table:table-cell table:number-columns-repeated="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ﾓ</text:p>
          </table:table-cell>
          <table:table-cell table:formula="of:=CONCATENATE(&quot;|CNV-V1|convert|&quot;;[.B121];&quot;|&quot;;[.A121];&quot;,&quot;)" office:value-type="string" office:string-value="|CNV-V1|convert|ﾓ|148," calcext:value-type="string">
            <text:p>|CNV-V1|convert|ﾓ|148,</text:p>
          </table:table-cell>
          <table:table-cell table:number-columns-repeated="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ﾛ</text:p>
          </table:table-cell>
          <table:table-cell table:formula="of:=CONCATENATE(&quot;|CNV-V1|convert|&quot;;[.B122];&quot;|&quot;;[.A122];&quot;,&quot;)" office:value-type="string" office:string-value="|CNV-V1|convert|ﾛ|156," calcext:value-type="string">
            <text:p>|CNV-V1|convert|ﾛ|156,</text:p>
          </table:table-cell>
          <table:table-cell table:number-columns-repeated="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ｦ</text:p>
          </table:table-cell>
          <table:table-cell table:formula="of:=CONCATENATE(&quot;|CNV-V1|convert|&quot;;[.B123];&quot;|&quot;;[.A123];&quot;,&quot;)" office:value-type="string" office:string-value="|CNV-V1|convert|ｦ|103," calcext:value-type="string">
            <text:p>|CNV-V1|convert|ｦ|103,</text:p>
          </table:table-cell>
          <table:table-cell table:number-columns-repeated="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ｭ</text:p>
          </table:table-cell>
          <table:table-cell table:formula="of:=CONCATENATE(&quot;|CNV-V1|convert|&quot;;[.B124];&quot;|&quot;;[.A124];&quot;,&quot;)" office:value-type="string" office:string-value="|CNV-V1|convert|ｭ|110," calcext:value-type="string">
            <text:p>|CNV-V1|convert|ｭ|110,</text:p>
          </table:table-cell>
          <table:table-cell table:number-columns-repeated="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ｵ</text:p>
          </table:table-cell>
          <table:table-cell table:formula="of:=CONCATENATE(&quot;|CNV-V1|convert|&quot;;[.B125];&quot;|&quot;;[.A125];&quot;,&quot;)" office:value-type="string" office:string-value="|CNV-V1|convert|ｵ|118," calcext:value-type="string">
            <text:p>|CNV-V1|convert|ｵ|118,</text:p>
          </table:table-cell>
          <table:table-cell table:number-columns-repeated="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ｽ</text:p>
          </table:table-cell>
          <table:table-cell table:formula="of:=CONCATENATE(&quot;|CNV-V1|convert|&quot;;[.B126];&quot;|&quot;;[.A126];&quot;,&quot;)" office:value-type="string" office:string-value="|CNV-V1|convert|ｽ|126," calcext:value-type="string">
            <text:p>|CNV-V1|convert|ｽ|126,</text:p>
          </table:table-cell>
          <table:table-cell table:number-columns-repeated="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ﾅ</text:p>
          </table:table-cell>
          <table:table-cell table:formula="of:=CONCATENATE(&quot;|CNV-V1|convert|&quot;;[.B127];&quot;|&quot;;[.A127];&quot;,&quot;)" office:value-type="string" office:string-value="|CNV-V1|convert|ﾅ|134," calcext:value-type="string">
            <text:p>|CNV-V1|convert|ﾅ|134,</text:p>
          </table:table-cell>
          <table:table-cell table:number-columns-repeated="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ﾍ</text:p>
          </table:table-cell>
          <table:table-cell table:formula="of:=CONCATENATE(&quot;|CNV-V1|convert|&quot;;[.B128];&quot;|&quot;;[.A128];&quot;,&quot;)" office:value-type="string" office:string-value="|CNV-V1|convert|ﾍ|142," calcext:value-type="string">
            <text:p>|CNV-V1|convert|ﾍ|142,</text:p>
          </table:table-cell>
          <table:table-cell table:number-columns-repeated="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ﾕ</text:p>
          </table:table-cell>
          <table:table-cell table:formula="of:=CONCATENATE(&quot;|CNV-V1|convert|&quot;;[.B129];&quot;|&quot;;[.A129];&quot;,&quot;)" office:value-type="string" office:string-value="|CNV-V1|convert|ﾕ|150," calcext:value-type="string">
            <text:p>|CNV-V1|convert|ﾕ|150,</text:p>
          </table:table-cell>
          <table:table-cell table:number-columns-repeated="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ﾝ</text:p>
          </table:table-cell>
          <table:table-cell table:formula="of:=CONCATENATE(&quot;|CNV-V1|convert|&quot;;[.B130];&quot;|&quot;;[.A130];&quot;,&quot;)" office:value-type="string" office:string-value="|CNV-V1|convert|ﾝ|158," calcext:value-type="string">
            <text:p>|CNV-V1|convert|ﾝ|158,</text:p>
          </table:table-cell>
          <table:table-cell table:number-columns-repeated="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ｧ</text:p>
          </table:table-cell>
          <table:table-cell table:formula="of:=CONCATENATE(&quot;|CNV-V1|convert|&quot;;[.B131];&quot;|&quot;;[.A131];&quot;,&quot;)" office:value-type="string" office:string-value="|CNV-V1|convert|ｧ|104," calcext:value-type="string">
            <text:p>|CNV-V1|convert|ｧ|104,</text:p>
          </table:table-cell>
          <table:table-cell table:number-columns-repeated="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ｮ</text:p>
          </table:table-cell>
          <table:table-cell table:formula="of:=CONCATENATE(&quot;|CNV-V1|convert|&quot;;[.B132];&quot;|&quot;;[.A132];&quot;,&quot;)" office:value-type="string" office:string-value="|CNV-V1|convert|ｮ|111," calcext:value-type="string">
            <text:p>|CNV-V1|convert|ｮ|111,</text:p>
          </table:table-cell>
          <table:table-cell table:number-columns-repeated="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ｶ</text:p>
          </table:table-cell>
          <table:table-cell table:formula="of:=CONCATENATE(&quot;|CNV-V1|convert|&quot;;[.B133];&quot;|&quot;;[.A133];&quot;,&quot;)" office:value-type="string" office:string-value="|CNV-V1|convert|ｶ|119," calcext:value-type="string">
            <text:p>|CNV-V1|convert|ｶ|119,</text:p>
          </table:table-cell>
          <table:table-cell table:number-columns-repeated="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ｾ</text:p>
          </table:table-cell>
          <table:table-cell table:formula="of:=CONCATENATE(&quot;|CNV-V1|convert|&quot;;[.B134];&quot;|&quot;;[.A134];&quot;,&quot;)" office:value-type="string" office:string-value="|CNV-V1|convert|ｾ|127," calcext:value-type="string">
            <text:p>|CNV-V1|convert|ｾ|127,</text:p>
          </table:table-cell>
          <table:table-cell table:number-columns-repeated="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ﾆ</text:p>
          </table:table-cell>
          <table:table-cell table:formula="of:=CONCATENATE(&quot;|CNV-V1|convert|&quot;;[.B135];&quot;|&quot;;[.A135];&quot;,&quot;)" office:value-type="string" office:string-value="|CNV-V1|convert|ﾆ|135," calcext:value-type="string">
            <text:p>|CNV-V1|convert|ﾆ|135,</text:p>
          </table:table-cell>
          <table:table-cell table:number-columns-repeated="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ﾎ</text:p>
          </table:table-cell>
          <table:table-cell table:formula="of:=CONCATENATE(&quot;|CNV-V1|convert|&quot;;[.B136];&quot;|&quot;;[.A136];&quot;,&quot;)" office:value-type="string" office:string-value="|CNV-V1|convert|ﾎ|143," calcext:value-type="string">
            <text:p>|CNV-V1|convert|ﾎ|143,</text:p>
          </table:table-cell>
          <table:table-cell table:number-columns-repeated="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ﾖ</text:p>
          </table:table-cell>
          <table:table-cell table:formula="of:=CONCATENATE(&quot;|CNV-V1|convert|&quot;;[.B137];&quot;|&quot;;[.A137];&quot;,&quot;)" office:value-type="string" office:string-value="|CNV-V1|convert|ﾖ|151," calcext:value-type="string">
            <text:p>|CNV-V1|convert|ﾖ|151,</text:p>
          </table:table-cell>
          <table:table-cell table:number-columns-repeated="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ﾞ</text:p>
          </table:table-cell>
          <table:table-cell table:formula="of:=CONCATENATE(&quot;|CNV-V1|convert|&quot;;[.B138];&quot;|&quot;;[.A138];&quot;,&quot;)" office:value-type="string" office:string-value="|CNV-V1|convert|ﾞ|159," calcext:value-type="string">
            <text:p>|CNV-V1|convert|ﾞ|159,</text:p>
          </table:table-cell>
          <table:table-cell table:number-columns-repeated="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ｯ</text:p>
          </table:table-cell>
          <table:table-cell table:formula="of:=CONCATENATE(&quot;|CNV-V1|convert|&quot;;[.B139];&quot;|&quot;;[.A139];&quot;,&quot;)" office:value-type="string" office:string-value="|CNV-V1|convert|ｯ|112," calcext:value-type="string">
            <text:p>|CNV-V1|convert|ｯ|112,</text:p>
          </table:table-cell>
          <table:table-cell table:number-columns-repeated="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ｷ</text:p>
          </table:table-cell>
          <table:table-cell table:formula="of:=CONCATENATE(&quot;|CNV-V1|convert|&quot;;[.B140];&quot;|&quot;;[.A140];&quot;,&quot;)" office:value-type="string" office:string-value="|CNV-V1|convert|ｷ|120," calcext:value-type="string">
            <text:p>|CNV-V1|convert|ｷ|120,</text:p>
          </table:table-cell>
          <table:table-cell table:number-columns-repeated="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ｿ</text:p>
          </table:table-cell>
          <table:table-cell table:formula="of:=CONCATENATE(&quot;|CNV-V1|convert|&quot;;[.B141];&quot;|&quot;;[.A141];&quot;,&quot;)" office:value-type="string" office:string-value="|CNV-V1|convert|ｿ|128," calcext:value-type="string">
            <text:p>|CNV-V1|convert|ｿ|128,</text:p>
          </table:table-cell>
          <table:table-cell table:number-columns-repeated="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ﾇ</text:p>
          </table:table-cell>
          <table:table-cell table:formula="of:=CONCATENATE(&quot;|CNV-V1|convert|&quot;;[.B142];&quot;|&quot;;[.A142];&quot;,&quot;)" office:value-type="string" office:string-value="|CNV-V1|convert|ﾇ|136," calcext:value-type="string">
            <text:p>|CNV-V1|convert|ﾇ|136,</text:p>
          </table:table-cell>
          <table:table-cell table:number-columns-repeated="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ﾏ</text:p>
          </table:table-cell>
          <table:table-cell table:formula="of:=CONCATENATE(&quot;|CNV-V1|convert|&quot;;[.B143];&quot;|&quot;;[.A143];&quot;,&quot;)" office:value-type="string" office:string-value="|CNV-V1|convert|ﾏ|144," calcext:value-type="string">
            <text:p>|CNV-V1|convert|ﾏ|144,</text:p>
          </table:table-cell>
          <table:table-cell table:number-columns-repeated="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ﾗ</text:p>
          </table:table-cell>
          <table:table-cell table:formula="of:=CONCATENATE(&quot;|CNV-V1|convert|&quot;;[.B144];&quot;|&quot;;[.A144];&quot;,&quot;)" office:value-type="string" office:string-value="|CNV-V1|convert|ﾗ|152," calcext:value-type="string">
            <text:p>|CNV-V1|convert|ﾗ|152,</text:p>
          </table:table-cell>
          <table:table-cell table:number-columns-repeated="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ﾟ</text:p>
          </table:table-cell>
          <table:table-cell table:formula="of:=CONCATENATE(&quot;|CNV-V1|convert|&quot;;[.B145];&quot;|&quot;;[.A145];&quot;,&quot;)" office:value-type="string" office:string-value="|CNV-V1|convert|ﾟ|160," calcext:value-type="string">
            <text:p>|CNV-V1|convert|ﾟ|160,</text:p>
          </table:table-cell>
          <table:table-cell table:number-columns-repeated="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･</text:p>
          </table:table-cell>
          <table:table-cell table:formula="of:=CONCATENATE(&quot;|CNV-V1|convert|&quot;;[.B146];&quot;|&quot;;[.A146];&quot;,&quot;)" office:value-type="string" office:string-value="|CNV-V1|convert|･|102," calcext:value-type="string">
            <text:p>|CNV-V1|convert|･|102,</text:p>
          </table:table-cell>
          <table:table-cell table:number-columns-repeated="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ｬ</text:p>
          </table:table-cell>
          <table:table-cell table:formula="of:=CONCATENATE(&quot;|CNV-V1|convert|&quot;;[.B147];&quot;|&quot;;[.A147];&quot;,&quot;)" office:value-type="string" office:string-value="|CNV-V1|convert|ｬ|109," calcext:value-type="string">
            <text:p>|CNV-V1|convert|ｬ|109,</text:p>
          </table:table-cell>
          <table:table-cell table:number-columns-repeated="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ｴ</text:p>
          </table:table-cell>
          <table:table-cell table:formula="of:=CONCATENATE(&quot;|CNV-V1|convert|&quot;;[.B148];&quot;|&quot;;[.A148];&quot;,&quot;)" office:value-type="string" office:string-value="|CNV-V1|convert|ｴ|117," calcext:value-type="string">
            <text:p>|CNV-V1|convert|ｴ|117,</text:p>
          </table:table-cell>
          <table:table-cell table:number-columns-repeated="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ｼ</text:p>
          </table:table-cell>
          <table:table-cell table:formula="of:=CONCATENATE(&quot;|CNV-V1|convert|&quot;;[.B149];&quot;|&quot;;[.A149];&quot;,&quot;)" office:value-type="string" office:string-value="|CNV-V1|convert|ｼ|125," calcext:value-type="string">
            <text:p>|CNV-V1|convert|ｼ|125,</text:p>
          </table:table-cell>
          <table:table-cell table:number-columns-repeated="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ﾄ</text:p>
          </table:table-cell>
          <table:table-cell table:formula="of:=CONCATENATE(&quot;|CNV-V1|convert|&quot;;[.B150];&quot;|&quot;;[.A150];&quot;,&quot;)" office:value-type="string" office:string-value="|CNV-V1|convert|ﾄ|133," calcext:value-type="string">
            <text:p>|CNV-V1|convert|ﾄ|133,</text:p>
          </table:table-cell>
          <table:table-cell table:number-columns-repeated="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ﾌ</text:p>
          </table:table-cell>
          <table:table-cell table:formula="of:=CONCATENATE(&quot;|CNV-V1|convert|&quot;;[.B151];&quot;|&quot;;[.A151];&quot;,&quot;)" office:value-type="string" office:string-value="|CNV-V1|convert|ﾌ|141," calcext:value-type="string">
            <text:p>|CNV-V1|convert|ﾌ|141,</text:p>
          </table:table-cell>
          <table:table-cell table:number-columns-repeated="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ﾔ</text:p>
          </table:table-cell>
          <table:table-cell table:formula="of:=CONCATENATE(&quot;|CNV-V1|convert|&quot;;[.B152];&quot;|&quot;;[.A152];&quot;,&quot;)" office:value-type="string" office:string-value="|CNV-V1|convert|ﾔ|149," calcext:value-type="string">
            <text:p>|CNV-V1|convert|ﾔ|149,</text:p>
          </table:table-cell>
          <table:table-cell table:number-columns-repeated="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ﾜ</text:p>
          </table:table-cell>
          <table:table-cell table:formula="of:=CONCATENATE(&quot;|CNV-V1|convert|&quot;;[.B153];&quot;|&quot;;[.A153];&quot;,&quot;)" office:value-type="string" office:string-value="|CNV-V1|convert|ﾜ|157," calcext:value-type="string">
            <text:p>|CNV-V1|convert|ﾜ|157,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07:46:36.100000000</meta:creation-date>
    <dc:date>2018-01-02T08:42:17.397000000</dc:date>
    <meta:editing-duration>PT4M19S</meta:editing-duration>
    <meta:editing-cycles>2</meta:editing-cycles>
    <meta:generator>LibreOffice/5.1.1.3$Windows_x86 LibreOffice_project/89f508ef3ecebd2cfb8e1def0f0ba9a803b88a6d</meta:generator>
    <meta:document-statistic meta:table-count="1" meta:cell-count="567" meta:object-count="0"/>
  </office:meta>
</office:document-meta>
</file>